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4717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102in"/>
    </style:style>
    <style:style style:name="co8" style:family="table-column">
      <style:table-column-properties fo:break-before="auto" style:column-width="0.45in"/>
    </style:style>
    <style:style style:name="co9" style:family="table-column">
      <style:table-column-properties fo:break-before="auto" style:column-width="0.6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1"/>
        <table:table-column table:style-name="co7" table:number-columns-repeated="2" table:default-cell-style-name="Default"/>
        <table:table-column table:style-name="co8" table:default-cell-style-name="ce6"/>
        <table:table-column table:style-name="co9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lv_min</text:p>
          </table:table-cell>
          <table:table-cell office:value-type="string" calcext:value-type="string">
            <text:p>lv_max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en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hikorit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Cyndaquil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Totodil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aillow</text:p>
          </table:table-cell>
          <table:table-cell table:number-columns-repeated="3"/>
          <table:table-cell office:value-type="string" calcext:value-type="string">
            <text:p>head-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Bulbasaur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Charmander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ty-pall</text:p>
          </table:table-cell>
          <table:table-cell office:value-type="string" calcext:value-type="string">
            <text:p>Squirtl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hiscash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Togep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Mareep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Woope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o</text:p>
          </table:table-cell>
          <table:table-cell office:value-type="string" calcext:value-type="string">
            <text:p>Slugm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i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Aipom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aza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Exeggcut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hir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ecru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Tentacruel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oliv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huckle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oo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Tentacrue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ian</text:p>
          </table:table-cell>
          <table:table-cell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thor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Diglett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uckle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Wingull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Chinchou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Shelld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er</text:p>
          </table:table-cell>
          <table:table-cell office:value-type="string" calcext:value-type="string">
            <text:p>Lantur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ru</text:p>
          </table:table-cell>
          <table:table-cell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Grime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cel</text:p>
          </table:table-cell>
          <table:table-cell office:value-type="string" calcext:value-type="string">
            <text:p>Muk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fu</text:p>
          </table:table-cell>
          <table:table-cell office:value-type="string" calcext:value-type="string">
            <text:p>Gyarados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Starly</text:p>
          </table:table-cell>
          <table:table-cell table:number-columns-repeated="3"/>
          <table:table-cell office:value-type="string" calcext:value-type="string">
            <text:p>head-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pew</text:p>
          </table:table-cell>
          <table:table-cell office:value-type="string" calcext:value-type="string">
            <text:p>Latios</text:p>
          </table:table-cell>
          <table:table-cell table:number-columns-repeated="3"/>
          <table:table-cell office:value-type="string" calcext:value-type="string">
            <text:p>sp</text:p>
          </table:table-cell>
          <table:table-cell office:value-type="string" calcext:value-type="string">
            <text:p>Latias</text:p>
          </table:table-cell>
          <table:table-cell table:number-columns-repeated="3"/>
          <table:table-cell office:value-type="string" calcext:value-type="string">
            <text:p>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table:style-name="ce3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hirl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-viri</text:p>
          </table:table-cell>
          <table:table-cell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dg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entre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table:style-name="ce3" office:value-type="string" calcext:value-type="string">
            <text:p>Furre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Rattat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hin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oochye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</text:p>
          </table:table-cell>
          <table:table-cell table:style-name="ce3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Caterp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Ledyb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Pidgey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Metapo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Kakun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table:style-name="ce3" office:value-type="string" calcext:value-type="string">
            <text:p>Butterfre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We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Beedril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pinarak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k-m</text:p>
          </table:table-cell>
          <table:table-cell office:value-type="string" calcext:value-type="string">
            <text:p>Ledian 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Pidge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Caterpi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Weed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1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Butterfre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edril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dgeotto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Pidgeotto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Ledyba 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Hootho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pinara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1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Noctowl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Noctow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Kakun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Ariados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Weed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Beedril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hin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Rattat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Shinx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table:style-name="ce3" office:value-type="string" calcext:value-type="string">
            <text:p>Balto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office:value-type="string" calcext:value-type="string">
            <text:p>Gulpi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3</text:p>
          </table:table-cell>
          <table:table-cell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Spearow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Rattat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Ekans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rbok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Rattat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Zuba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Jigglypuff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Whismur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Linoone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office:value-type="string" calcext:value-type="string">
            <text:p>Bidoof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4</text:p>
          </table:table-cell>
          <table:table-cell table:style-name="ce3" office:value-type="string" calcext:value-type="string">
            <text:p>Buizel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d</text:p>
          </table:table-cell>
          <table:table-cell table:style-name="ce3"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4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6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Gloom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Gloo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table:number-columns-repeated="3"/>
          <table:table-cell table:style-name="ce6"/>
          <table:table-cell/>
          <table:table-cell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Shinx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Hoothoot</text:p>
          </table:table-cell>
          <table:table-cell table:number-columns-repeated="2"/>
          <table:table-cell table:style-name="ce6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5</text:p>
          </table:table-cell>
          <table:table-cell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idge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5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Pidgey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table:style-name="Default"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Bellsprout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5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table:style-name="Default"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2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Meowth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1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table:style-name="ce6"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1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table:style-name="Default"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1" office:value-type="string" calcext:value-type="string">
            <text:p>6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Oddish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table:style-name="Default"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1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table:style-name="Default"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1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Bellsprout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11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table:style-name="Default"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1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ce6" office:value-type="string" calcext:value-type="string">
            <text:p>Ab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6</text:p>
          </table:table-cell>
          <table:table-cell table:style-name="Default" office:value-type="string" calcext:value-type="string">
            <text:p>Whismur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table:style-name="Default" office:value-type="string" calcext:value-type="string">
            <text:p>Linoone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table:style-name="Default" office:value-type="string" calcext:value-type="string">
            <text:p>Buizel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table:style-name="Default" office:value-type="string" calcext:value-type="string">
            <text:p>Bidoof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table:style-name="Default" office:value-type="string" calcext:value-type="string">
            <text:p>Pineco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table:style-name="Default"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Psyduck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table:style-name="Default" office:value-type="string" calcext:value-type="string">
            <text:p>Golduck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6</text:p>
          </table:table-cell>
          <table:table-cell table:style-name="Default" office:value-type="string" calcext:value-type="string">
            <text:p>Poliwa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Rattata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3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Spea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style-name="Default" office:value-type="string" calcext:value-type="string">
            <text:p>Spea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style-name="Default" office:value-type="string" calcext:value-type="string">
            <text:p>Growlithe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2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Vulpix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2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style-name="ce4"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11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11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ce6" office:value-type="string" calcext:value-type="string">
            <text:p>Persian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11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style-name="Default" office:value-type="string" calcext:value-type="string">
            <text:p>Murkrow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35%</text:p>
          </table:table-cell>
          <table:table-cell office:value-type="string" calcext:value-type="string">
            <text:p>walk-n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style-name="Default" office:value-type="string" calcext:value-type="string">
            <text:p>Rattata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Murkrow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style-name="Default" office:value-type="string" calcext:value-type="string">
            <text:p>Growlith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11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Vulpix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11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style-name="Default"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11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style-name="ce6" office:value-type="string" calcext:value-type="string">
            <text:p>Raticate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11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style-name="Default" office:value-type="string" calcext:value-type="string">
            <text:p>Houndou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1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Persian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11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Houndour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1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office:value-type="string" calcext:value-type="string">
            <text:p>Shinx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table:style-name="Default" office:value-type="string" calcext:value-type="string">
            <text:p>Spearow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table:style-name="Default" office:value-type="string" calcext:value-type="string">
            <text:p>Heracross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7</text:p>
          </table:table-cell>
          <table:table-cell table:style-name="Default"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table:style-name="Default" office:value-type="string" calcext:value-type="string">
            <text:p>Pidgeotto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6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Pidgeotto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3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style-name="Default"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1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style-name="Default" office:value-type="string" calcext:value-type="string">
            <text:p>Growlithe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11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1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style-name="ce4"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1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Vulpix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11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ce6" office:value-type="string" calcext:value-type="string">
            <text:p>Pidgeotto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11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1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style-name="Default" office:value-type="string" calcext:value-type="string">
            <text:p>Noctowl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4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Meowth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style-name="Default" office:value-type="string" calcext:value-type="string">
            <text:p>Haunter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Haunter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style-name="Default"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1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1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style-name="Default" office:value-type="string" calcext:value-type="string">
            <text:p>Growlithe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11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Noctowl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11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style-name="Default"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1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Vulpix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11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Kadabr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1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Plusl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office:value-type="string" calcext:value-type="string">
            <text:p>Shinx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table:style-name="Default" office:value-type="string" calcext:value-type="string">
            <text:p>Hoothoot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table:style-name="Default" office:value-type="string" calcext:value-type="string">
            <text:p>Pineco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8</text:p>
          </table:table-cell>
          <table:table-cell table:style-name="Default" office:value-type="string" calcext:value-type="string">
            <text:p>Combee</text:p>
          </table:table-cell>
          <table:table-cell table:number-columns-repeated="2"/>
          <table:table-cell table:style-name="Default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table:style-name="Default" office:value-type="string" calcext:value-type="string">
            <text:p>Mankey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Spearow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5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table:style-name="Default"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Rattata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table:style-name="Default" office:value-type="string" calcext:value-type="string">
            <text:p>Spearow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1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style-name="ce6" office:value-type="string" calcext:value-type="string">
            <text:p>Ratica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1" office:value-type="string" calcext:value-type="string">
            <text:p>1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table:style-name="Default" office:value-type="string" calcext:value-type="string">
            <text:p>Ratica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1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style-name="Default" office:value-type="string" calcext:value-type="string">
            <text:p>Fearow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1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table:style-name="Default" office:value-type="string" calcext:value-type="string">
            <text:p>Fearow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1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office:value-type="string" calcext:value-type="string">
            <text:p>Primeap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1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table:style-name="Default"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1" office:value-type="string" calcext:value-type="string">
            <text:p>4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Rattata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7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table:style-name="Default" office:value-type="string" calcext:value-type="string">
            <text:p>Mankey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style-name="Default" office:value-type="string" calcext:value-type="string">
            <text:p>Raticat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table:style-name="Default" office:value-type="string" calcext:value-type="string">
            <text:p>Raticat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25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table:style-name="Default" office:value-type="string" calcext:value-type="string">
            <text:p>Primeap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1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table:style-name="Default" office:value-type="string" calcext:value-type="string">
            <text:p>Whismu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table:style-name="Default" office:value-type="string" calcext:value-type="string">
            <text:p>Linoone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table:style-name="Default" office:value-type="string" calcext:value-type="string">
            <text:p>Buize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table:style-name="Default" office:value-type="string" calcext:value-type="string">
            <text:p>Bidoof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table:style-name="Default" office:value-type="string" calcext:value-type="string">
            <text:p>Sabley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40%</text:p>
          </table:table-cell>
          <table:table-cell office:value-type="string" calcext:value-type="string">
            <text:p>swar</text:p>
          </table:table-cell>
          <table:table-cell office:value-type="string" calcext:value-type="string">
            <text:p>Mawi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40%</text:p>
          </table:table-cell>
          <table:table-cell office:value-type="string" calcext:value-type="string">
            <text:p>s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9</text:p>
          </table:table-cell>
          <table:table-cell table:style-name="Default"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table:style-name="Default" office:value-type="string" calcext:value-type="string">
            <text:p>Seaking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1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9</text:p>
          </table:table-cell>
          <table:table-cell table:style-name="Default"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Default" office:value-type="string" calcext:value-type="string">
            <text:p>Spearow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10</text:p>
          </table:table-cell>
          <table:table-cell table:style-name="Default" office:value-type="string" calcext:value-type="string">
            <text:p>Voltorb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Default" office:value-type="string" calcext:value-type="string">
            <text:p>Raticat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ce4" office:value-type="string" calcext:value-type="string">
            <text:p>Fearow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11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Default" office:value-type="string" calcext:value-type="string">
            <text:p>Electabuzz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Quagsir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4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Default" office:value-type="string" calcext:value-type="string">
            <text:p>Voltorb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Default" office:value-type="string" calcext:value-type="string">
            <text:p>Raticat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1" office:value-type="string" calcext:value-type="string">
            <text:p>25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ce6" office:value-type="string" calcext:value-type="string">
            <text:p>Electabuzz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1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ce4" office:value-type="string" calcext:value-type="string">
            <text:p>Whismu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Default" office:value-type="string" calcext:value-type="string">
            <text:p>Linoone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1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office:value-type="string" calcext:value-type="string">
            <text:p>Buizel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Default" office:value-type="string" calcext:value-type="string">
            <text:p>Bidoof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1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Default" office:value-type="string" calcext:value-type="string">
            <text:p>Golde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90%</text:p>
          </table:table-cell>
          <table:table-cell office:value-type="string" calcext:value-type="string">
            <text:p>surf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10</text:p>
          </table:table-cell>
          <table:table-cell table:style-name="Default" office:value-type="string" calcext:value-type="string">
            <text:p>Seaking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1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1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1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1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1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Default" office:value-type="string" calcext:value-type="string">
            <text:p>Goldeen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1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1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ce6" office:value-type="string" calcext:value-type="string">
            <text:p>Seaking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1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0</text:p>
          </table:table-cell>
          <table:table-cell table:style-name="Default" office:value-type="string" calcext:value-type="string">
            <text:p>Zapdos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table:style-name="Default" office:value-type="string" calcext:value-type="string">
            <text:p>Drowze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40%</text:p>
          </table:table-cell>
          <table:table-cell office:value-type="string" calcext:value-type="string">
            <text:p>walk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rout-11</text:p>
          </table:table-cell>
          <table:table-cell table:style-name="Default" office:value-type="string" calcext:value-type="string">
            <text:p>Rattata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table:style-name="Default" office:value-type="string" calcext:value-type="string">
            <text:p>Magnemite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1" office:value-type="string" calcext:value-type="string">
            <text:p>2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table:style-name="ce4" office:value-type="string" calcext:value-type="string">
            <text:p>Hypno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12" office:value-type="string" calcext:value-type="string">
            <text:p>10%</text:p>
          </table:table-cell>
          <table:table-cell office:value-type="string" calcext:value-type="string">
            <text:p>wal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Plusle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hinx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table:style-name="Default"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table:style-name="Default"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table:style-name="Default"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1</text:p>
          </table:table-cell>
          <table:table-cell office:value-type="string" calcext:value-type="string">
            <text:p>Snorlax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table:style-name="Default"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table:style-name="Default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2</text:p>
          </table:table-cell>
          <table:table-cell office:value-type="string" calcext:value-type="string">
            <text:p>Tentacrue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1" office:value-type="string" calcext:value-type="string">
            <text:p>70%</text:p>
          </table:table-cell>
          <table:table-cell office:value-type="string" calcext:value-type="string">
            <text:p>surf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12</text:p>
          </table:table-cell>
          <table:table-cell table:style-name="Default" office:value-type="string" calcext:value-type="string">
            <text:p>Quagsire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1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table:style-name="ce4"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1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1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table:style-name="Default"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1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table:style-name="Default" office:value-type="string" calcext:value-type="string">
            <text:p>Tentacoo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1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1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table:style-name="ce6" office:value-type="string" calcext:value-type="string">
            <text:p>Qwilfish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1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2</text:p>
          </table:table-cell>
          <table:table-cell table:style-name="Default" office:value-type="string" calcext:value-type="string">
            <text:p>Relicanth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Default"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13</text:p>
          </table:table-cell>
          <table:table-cell table:style-name="Default"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Default" office:value-type="string" calcext:value-type="string">
            <text:p>Pidgeotto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1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ce4" office:value-type="string" calcext:value-type="string">
            <text:p>Hoppip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19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Default"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1" office:value-type="string" calcext:value-type="string">
            <text:p>1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Default"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Default" office:value-type="string" calcext:value-type="string">
            <text:p>Noctow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1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ce6" office:value-type="string" calcext:value-type="string">
            <text:p>Quagsir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19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Default"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1" office:value-type="string" calcext:value-type="string">
            <text:p>1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ce4" office:value-type="string" calcext:value-type="string">
            <text:p>Whismur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1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Default" office:value-type="string" calcext:value-type="string">
            <text:p>Linoone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1" office:value-type="string" calcext:value-type="string">
            <text:p>20%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Buizel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1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Default" office:value-type="string" calcext:value-type="string">
            <text:p>Bidoof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1" office:value-type="string" calcext:value-type="string">
            <text:p>20%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Default" office:value-type="string" calcext:value-type="string">
            <text:p>Chansey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1" office:value-type="string" calcext:value-type="string">
            <text:p>40%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table:style-name="Default"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table:style-name="Default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3</text:p>
          </table:table-cell>
          <table:table-cell table:style-name="Default" office:value-type="string" calcext:value-type="string">
            <text:p>Tentacoo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1" office:value-type="string" calcext:value-type="string">
            <text:p>60%</text:p>
          </table:table-cell>
          <table:table-cell office:value-type="string" calcext:value-type="string">
            <text:p>surf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13</text:p>
          </table:table-cell>
          <table:table-cell table:style-name="Default" office:value-type="string" calcext:value-type="string">
            <text:p>Quagsire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Default" office:value-type="string" calcext:value-type="string">
            <text:p>Tentacrue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1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ce4"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1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Default" office:value-type="string" calcext:value-type="string">
            <text:p>Tentacool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1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1" office:value-type="string" calcext:value-type="string">
            <text:p>6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Default" office:value-type="string" calcext:value-type="string">
            <text:p>Tentacool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1" office:value-type="string" calcext:value-type="string">
            <text:p>40%</text:p>
          </table:table-cell>
          <table:table-cell office:value-type="string" calcext:value-type="string">
            <text:p>rod-g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Default" office:value-type="string" calcext:value-type="string">
            <text:p>Tentacool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1" office:value-type="string" calcext:value-type="string">
            <text:p>90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ce6" office:value-type="string" calcext:value-type="string">
            <text:p>Magikarp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1" office:value-type="string" calcext:value-type="string">
            <text:p>7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3</text:p>
          </table:table-cell>
          <table:table-cell table:style-name="Default" office:value-type="string" calcext:value-type="string">
            <text:p>Qwilfish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1" office:value-type="string" calcext:value-type="string">
            <text:p>3%</text:p>
          </table:table-cell>
          <table:table-cell office:value-type="string" calcext:value-type="string">
            <text:p>rod-su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table:style-name="Default"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14</text:p>
          </table:table-cell>
          <table:table-cell table:style-name="Default"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table:style-name="Default" office:value-type="string" calcext:value-type="string">
            <text:p>Pidgeotto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1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table:style-name="ce4" office:value-type="string" calcext:value-type="string">
            <text:p>Hoppip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11" office:value-type="string" calcext:value-type="string">
            <text:p>1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table:style-name="Default" office:value-type="string" calcext:value-type="string">
            <text:p>Skiploom</text:p>
          </table:table-cell>
          <table:table-cell table:number-columns-repeated="2" office:value-type="float" office:value="26" calcext:value-type="float">
            <text:p>26</text:p>
          </table:table-cell>
          <table:table-cell table:style-name="ce11" office:value-type="string" calcext:value-type="string">
            <text:p>9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1" office:value-type="string" calcext:value-type="string">
            <text:p>1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table:style-name="Default"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table:style-name="Default"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table:style-name="ce6" office:value-type="string" calcext:value-type="string">
            <text:p>Noctow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1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table:style-name="Default" office:value-type="string" calcext:value-type="string">
            <text:p>Quagsir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>19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table:style-name="Default"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1" office:value-type="string" calcext:value-type="string">
            <text:p>1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Shin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4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table:style-name="Default"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4</text:p>
          </table:table-cell>
          <table:table-cell table:style-name="Default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table:style-name="Default"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15</text:p>
          </table:table-cell>
          <table:table-cell table:style-name="Default"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table:style-name="Default" office:value-type="string" calcext:value-type="string">
            <text:p>Pidgeotto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1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table:style-name="ce4" office:value-type="string" calcext:value-type="string">
            <text:p>Hoppip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19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table:style-name="Default"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1" office:value-type="string" calcext:value-type="string">
            <text:p>1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Nidorina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table:style-name="Default" office:value-type="string" calcext:value-type="string">
            <text:p>Nidorino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table:style-name="Default" office:value-type="string" calcext:value-type="string">
            <text:p>Noctowl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1" office:value-type="string" calcext:value-type="string">
            <text:p>2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table:style-name="ce6" office:value-type="string" calcext:value-type="string">
            <text:p>Quagsir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19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table:style-name="Default" office:value-type="string" calcext:value-type="string">
            <text:p>Chansey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1" office:value-type="string" calcext:value-type="string">
            <text:p>1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Plusl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Shin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5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table:style-name="Default"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5</text:p>
          </table:table-cell>
          <table:table-cell table:style-name="Default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6</text:p>
          </table:table-cell>
          <table:table-cell table:style-name="Default"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50%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16</text:p>
          </table:table-cell>
          <table:table-cell table:style-name="Default" office:value-type="string" calcext:value-type="string">
            <text:p>Fearow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11" office:value-type="string" calcext:value-type="string">
            <text:p>4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table:style-name="Default"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11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table:style-name="ce4" office:value-type="string" calcext:value-type="string">
            <text:p>Muk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11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table:style-name="Default"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11" office:value-type="string" calcext:value-type="string">
            <text:p>8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urkrow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11" office:value-type="string" calcext:value-type="string">
            <text:p>1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table:style-name="Default"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11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table:style-name="Default" office:value-type="string" calcext:value-type="string">
            <text:p>Muk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11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Plusle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office:value-type="string" calcext:value-type="string">
            <text:p>Shinx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table:style-name="Default" office:value-type="string" calcext:value-type="string">
            <text:p>Spearow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table:style-name="Default" office:value-type="string" calcext:value-type="string">
            <text:p>Heracross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6</text:p>
          </table:table-cell>
          <table:table-cell table:style-name="Default" office:value-type="string" calcext:value-type="string">
            <text:p>Combe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table:style-name="Default" office:value-type="string" calcext:value-type="string">
            <text:p>Grimer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11" office:value-type="string" calcext:value-type="string">
            <text:p>50%</text:p>
          </table:table-cell>
          <table:table-cell office:value-type="string" calcext:value-type="string">
            <text:p>walk-m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17</text:p>
          </table:table-cell>
          <table:table-cell table:style-name="Default" office:value-type="string" calcext:value-type="string">
            <text:p>Fearow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11" office:value-type="string" calcext:value-type="string">
            <text:p>40%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table:style-name="Default" office:value-type="string" calcext:value-type="string">
            <text:p>Muk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11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table:style-name="ce4" office:value-type="string" calcext:value-type="string">
            <text:p>Slugma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11" office:value-type="string" calcext:value-type="string">
            <text:p>5%</text:p>
          </table:table-cell>
          <table:table-cell office:value-type="string" calcext:value-type="string">
            <text:p>walk-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table:style-name="Default" office:value-type="string" calcext:value-type="string">
            <text:p>Slugma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11" office:value-type="string" calcext:value-type="string">
            <text:p>35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Fearow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11" office:value-type="string" calcext:value-type="string">
            <text:p>4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table:style-name="Default" office:value-type="string" calcext:value-type="string">
            <text:p>Grimer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11" office:value-type="string" calcext:value-type="string">
            <text:p>2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table:style-name="Default" office:value-type="string" calcext:value-type="string">
            <text:p>Muk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11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table:style-name="ce6" office:value-type="string" calcext:value-type="string">
            <text:p>Grimer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11" office:value-type="string" calcext:value-type="string">
            <text:p>8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table:style-name="Default" office:value-type="string" calcext:value-type="string">
            <text:p>Muk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15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table:style-name="Default" office:value-type="string" calcext:value-type="string">
            <text:p>Slugma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11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Plusle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7</text:p>
          </table:table-cell>
          <table:table-cell office:value-type="string" calcext:value-type="string">
            <text:p>Shinx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table:style-name="Default"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11" office:value-type="string" calcext:value-type="string">
            <text:p>50%</text:p>
          </table:table-cell>
          <table:table-cell office:value-type="string" calcext:value-type="string">
            <text:p>walk-d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18</text:p>
          </table:table-cell>
          <table:table-cell table:style-name="Default" office:value-type="string" calcext:value-type="string">
            <text:p>Fearow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40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table:style-name="Default" office:value-type="string" calcext:value-type="string">
            <text:p>Muk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11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table:style-name="ce4"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11" office:value-type="string" calcext:value-type="string">
            <text:p>5%</text:p>
          </table:table-cell>
          <table:table-cell office:value-type="string" calcext:value-type="string">
            <text:p>walk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table:style-name="Default" office:value-type="string" calcext:value-type="string">
            <text:p>Grimer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11" office:value-type="string" calcext:value-type="string">
            <text:p>80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uk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1" office:value-type="string" calcext:value-type="string">
            <text:p>15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table:style-name="Default" office:value-type="string" calcext:value-type="string">
            <text:p>Slugma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11" office:value-type="string" calcext:value-type="string">
            <text:p>5%</text:p>
          </table:table-cell>
          <table:table-cell office:value-type="string" calcext:value-type="string">
            <text:p>walk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Plusle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Minun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u-ho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Shinx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-sh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8</text:p>
          </table:table-cell>
          <table:table-cell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Hoothoot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table:style-name="Default" office:value-type="string" calcext:value-type="string">
            <text:p>Spinarak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string" calcext:value-type="string">
            <text:p>Ledyba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8</text:p>
          </table:table-cell>
          <table:table-cell table:style-name="Default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style-name="Default" office:value-type="string" calcext:value-type="string">
            <text:p>Wurmple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19</text:p>
          </table:table-cell>
          <table:table-cell table:style-name="Default" office:value-type="string" calcext:value-type="string">
            <text:p>Krabby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>90%</text:p>
          </table:table-cell>
          <table:table-cell office:value-type="string" calcext:value-type="string">
            <text:p>rock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ut-19</text:p>
          </table:table-cell>
          <table:table-cell table:style-name="Default" office:value-type="string" calcext:value-type="string">
            <text:p>Kingler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style-name="ce11" office:value-type="string" calcext:value-type="string">
            <text:p>10%</text:p>
          </table:table-cell>
          <table:table-cell office:value-type="string" calcext:value-type="string">
            <text:p>r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table:style-name="Default" office:value-type="string" calcext:value-type="string">
            <text:p>Tentacool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1" office:value-type="string" calcext:value-type="string">
            <text:p>9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table:style-name="ce4" office:value-type="string" calcext:value-type="string">
            <text:p>Tentacrue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11" office:value-type="string" calcext:value-type="string">
            <text:p>10%</text:p>
          </table:table-cell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table:style-name="Default" office:value-type="string" calcext:value-type="string">
            <text:p>Clamperl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11" office:value-type="string" calcext:value-type="string">
            <text:p>60%</text:p>
          </table:table-cell>
          <table:table-cell office:value-type="string" calcext:value-type="string">
            <text:p>sw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office:value-type="string" calcext:value-type="string">
            <text:p>Magikarp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1" office:value-type="string" calcext:value-type="string">
            <text:p>9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1" office:value-type="string" calcext:value-type="string">
            <text:p>5%</text:p>
          </table:table-cell>
          <table:table-cell office:value-type="string" calcext:value-type="string">
            <text:p>rod-o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1" office:value-type="string" calcext:value-type="string">
            <text:p>60%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table:style-name="ce6"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1" office:value-type="string" calcext:value-type="string">
            <text:p>37%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table:style-name="Default" office:value-type="string" calcext:value-type="string">
            <text:p>Corsola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1" office:value-type="string" calcext:value-type="string">
            <text:p>3%</text:p>
          </table:table-cell>
          <table:table-cell office:value-type="string" calcext:value-type="string">
            <text:p>rod-good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table:style-name="Default" office:value-type="string" calcext:value-type="string">
            <text:p>Magikarp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1" office:value-type="string" calcext:value-type="string">
            <text:p>60%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1" office:value-type="string" calcext:value-type="string">
            <text:p>37%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table:style-name="Default" office:value-type="string" calcext:value-type="string">
            <text:p>Staryu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1" office:value-type="string" calcext:value-type="string">
            <text:p>3%</text:p>
          </table:table-cell>
          <table:table-cell office:value-type="string" calcext:value-type="string">
            <text:p>rod-good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1" office:value-type="string" calcext:value-type="string">
            <text:p>67%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table:style-name="Default" office:value-type="string" calcext:value-type="string">
            <text:p>Corsola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table:style-name="Default"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1" office:value-type="string" calcext:value-type="string">
            <text:p>3%</text:p>
          </table:table-cell>
          <table:table-cell office:value-type="string" calcext:value-type="string">
            <text:p>rod-sup-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table:style-name="Default" office:value-type="string" calcext:value-type="string">
            <text:p>Krabby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1" office:value-type="string" calcext:value-type="string">
            <text:p>67%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table:style-name="Default" office:value-type="string" calcext:value-type="string">
            <text:p>Staryu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1" office:value-type="string" calcext:value-type="string">
            <text:p>30%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19</text:p>
          </table:table-cell>
          <table:table-cell table:style-name="Default" office:value-type="string" calcext:value-type="string">
            <text:p>Kingler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1" office:value-type="string" calcext:value-type="string">
            <text:p>3%</text:p>
          </table:table-cell>
          <table:table-cell office:value-type="string" calcext:value-type="string">
            <text:p>rod-sup-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ut-20</text:p>
          </table:table-cell>
          <table:table-cell table:style-name="Default"/>
          <table:table-cell table:number-columns-repeated="12"/>
        </table:table-row>
        <table:table-row table:style-name="ro1" table:number-rows-repeated="18">
          <table:table-cell/>
          <table:table-cell table:style-name="Default"/>
          <table:table-cell table:number-columns-repeated="12"/>
        </table:table-row>
        <table:table-row table:style-name="ro1" table:number-rows-repeated="104803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1:51:00.384303989</meta:creation-date>
    <dc:date>2025-02-02T19:13:56.976973066</dc:date>
    <meta:editing-duration>PT13H15M49S</meta:editing-duration>
    <meta:editing-cycles>71</meta:editing-cycles>
    <meta:generator>LibreOffice/7.3.7.2$Linux_X86_64 LibreOffice_project/30$Build-2</meta:generator>
    <meta:document-statistic meta:table-count="1" meta:cell-count="3200" meta:object-count="0"/>
  </office:meta>
</office:document-meta>
</file>